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6f67" officeooo:paragraph-rsid="00146f67"/>
    </style:style>
    <style:style style:name="P2" style:family="paragraph" style:parent-style-name="Standard">
      <style:text-properties officeooo:rsid="001473bb" officeooo:paragraph-rsid="00147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Questions</text:p>
      <text:p text:style-name="P1">C1) line 6: stack</text:p>
      <text:p text:style-name="P1">line 7: stack</text:p>
      <text:p text:style-name="P1">line 8: stack</text:p>
      <text:p text:style-name="P1">line 10: stack</text:p>
      <text:p text:style-name="P1">line 11: heap</text:p>
      <text:p text:style-name="P1">line 12: heap</text:p>
      <text:p text:style-name="P1">line 13: heap</text:p>
      <text:p text:style-name="P1">line 14: heap</text:p>
      <text:p text:style-name="P1">line 15: heap</text:p>
      <text:p text:style-name="P1"/>
      <text:p text:style-name="P2">C2/C3) line 6: Yes, on the stack</text:p>
      <text:p text:style-name="P2">line 7: No</text:p>
      <text:p text:style-name="P2">line 8: No</text:p>
      <text:p text:style-name="P2">line 10: No</text:p>
      <text:p text:style-name="P2">line 11: Yes, on the heap</text:p>
      <text:p text:style-name="P2">line 12: No</text:p>
      <text:p text:style-name="P2">line 13: No</text:p>
      <text:p text:style-name="P2">line 14: No</text:p>
      <text:p text:style-name="P2">line 15: Yes, on the heap</text:p>
      <text:p text:style-name="P2"/>
      <text:p text:style-name="P2">C4) Only lines 11 and 15 result in memory leaks because they are never fre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9:27:46.704315237</meta:creation-date>
    <dc:date>2018-09-21T11:28:36.855999562</dc:date>
    <meta:editing-duration>PT1H17M38S</meta:editing-duration>
    <meta:editing-cycles>1</meta:editing-cycles>
    <meta:document-statistic meta:table-count="0" meta:image-count="0" meta:object-count="0" meta:page-count="1" meta:paragraph-count="20" meta:word-count="83" meta:character-count="360" meta:non-whitespace-character-count="297"/>
    <meta:generator>LibreOffice/5.1.6.2$Linux_X86_64 LibreOffice_project/10m0$Build-2</meta:generator>
  </office:meta>
</office:document-meta>
</file>